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30bjj88pf71c"/>Week 9 Multiple-choice</text:p>
      <text:p text:style-name="Standard"/>
      <text:list xml:id="list702160034" text:style-name="WWNum1">
        <text:list-item>
          <text:p text:style-name="P1"><text:span text:style-name="T1">What is the correct CSS property for setting the color of the letters rendered by the browser?</text:span></text:p>
          <text:list>
            <text:list-item>
              <text:p text:style-name="P3">Font-color</text:p>
            </text:list-item>
            <text:list-item>
              <text:p text:style-name="P3">Background-color</text:p>
            </text:list-item>
            <text:list-item>
              <text:p text:style-name="P3">Color</text:p>
            </text:list-item>
            <text:list-item>
              <text:p text:style-name="P3">Text-color</text:p>
            </text:list-item>
          </text:list>
        </text:list-item>
        <text:list-item>
          <text:p text:style-name="P1"><text:span text:style-name="T1">What format has replaced XML as the dominant representation of data in AJAX calls?</text:span></text:p>
          <text:list>
            <text:list-item>
              <text:p text:style-name="P3">HTML </text:p>
            </text:list-item>
            <text:list-item>
              <text:p text:style-name="P3">Javascript</text:p>
            </text:list-item>
            <text:list-item>
              <text:p text:style-name="P3">CSS</text:p>
            </text:list-item>
            <text:list-item>
              <text:p text:style-name="P3">JSON</text:p>
            </text:list-item>
          </text:list>
        </text:list-item>
        <text:list-item>
          <text:p text:style-name="P1"><text:span text:style-name="T1">Of the following, what three are the parts of a CSS rule?</text:span></text:p>
          <text:list>
            <text:list-item>
              <text:p text:style-name="P3">Property-value combination</text:p>
            </text:list-item>
            <text:list-item>
              <text:p text:style-name="P3">Selectors</text:p>
            </text:list-item>
            <text:list-item>
              <text:p text:style-name="P3">Curly braces</text:p>
            </text:list-item>
            <text:list-item>
              <text:p text:style-name="P3">@import statements</text:p>
            </text:list-item>
          </text:list>
        </text:list-item>
        <text:list-item>
          <text:p text:style-name="P1"><text:span text:style-name="T1">When using the “border-box” for box-sizing, the width of which of the following are added together to calculate the total width of the element?</text:span> (<text:span text:style-name="T3">multi-select</text:span>)</text:p>
          <text:list>
            <text:list-item>
              <text:p text:style-name="P3">Left and right margins</text:p>
            </text:list-item>
            <text:list-item>
              <text:p text:style-name="P3">The element’s content</text:p>
            </text:list-item>
            <text:list-item>
              <text:p text:style-name="P3"><text:soft-page-break/>Left and right padding</text:p>
            </text:list-item>
            <text:list-item>
              <text:p text:style-name="P3">Left and right borders</text:p>
            </text:list-item>
          </text:list>
        </text:list-item>
        <text:list-item>
          <text:p text:style-name="P1"><text:span text:style-name="T1">Which of the following settings for the CSS position property will remove the element from the normal page flow?</text:span></text:p>
          <text:list>
            <text:list-item>
              <text:p text:style-name="P3">Static</text:p>
            </text:list-item>
            <text:list-item>
              <text:p text:style-name="P3">Relative</text:p>
            </text:list-item>
            <text:list-item>
              <text:p text:style-name="P3">Float</text:p>
            </text:list-item>
            <text:list-item>
              <text:p text:style-name="P3">Absolute</text:p>
            </text:list-item>
          </text:list>
        </text:list-item>
        <text:list-item>
          <text:p text:style-name="P1"><text:span text:style-name="T1">Given that you want to style a block name “tree” with an element “label” and a modifier to show that it’s active, what would be a correct CSS class name following BEM naming scheme?</text:span></text:p>
          <text:list>
            <text:list-item>
              <text:p text:style-name="P3">Tree__label__active</text:p>
            </text:list-item>
            <text:list-item>
              <text:p text:style-name="P3">Treelabelactive</text:p>
            </text:list-item>
            <text:list-item>
              <text:p text:style-name="P3">Tree__label--active</text:p>
            </text:list-item>
            <text:list-item>
              <text:p text:style-name="P3">Tree--label__active</text:p>
            </text:list-item>
          </text:list>
        </text:list-item>
      </text:list>
      <text:p text:style-name="Standard"/>
      <text:p text:style-name="P4"/>
      <text:list xml:id="list161838984939383" text:continue-numbering="true" text:style-name="WWNum1">
        <text:list-item>
          <text:p text:style-name="P1"><text:span text:style-name="T1">The CSS border property is a short-hand property that allows you to set 3 properties of an element’s border. What are they?</text:span> (<text:span text:style-name="T3">multi-select</text:span>)</text:p>
          <text:list>
            <text:list-item>
              <text:p text:style-name="P3">Shadow</text:p>
            </text:list-item>
            <text:list-item>
              <text:p text:style-name="P3">Color</text:p>
            </text:list-item>
            <text:list-item>
              <text:p text:style-name="P3">Line style</text:p>
            </text:list-item>
            <text:list-item>
              <text:p text:style-name="P3">Width</text:p>
            </text:list-item>
          </text:list>
        </text:list-item>
        <text:list-item>
          <text:p text:style-name="P1"><text:span text:style-name="T1">What does the “E” in BEM stand for?</text:span></text:p>
          <text:list>
            <text:list-item>
              <text:p text:style-name="P3">Empty</text:p>
            </text:list-item>
            <text:list-item>
              <text:p text:style-name="P3">Each</text:p>
            </text:list-item>
            <text:list-item>
              <text:p text:style-name="P3">Element</text:p>
            </text:list-item>
            <text:list-item>
              <text:p text:style-name="P3">Every</text:p>
            </text:list-item>
          </text:list>
        </text:list-item>
        <text:list-item>
          <text:p text:style-name="P1"><text:span text:style-name="T1">Which one of the following directives allows you to includes the content of one CSS file in another?</text:span></text:p>
          <text:list>
            <text:list-item>
              <text:p text:style-name="P3">@import</text:p>
            </text:list-item>
            <text:list-item>
              <text:p text:style-name="P3">#include</text:p>
            </text:list-item>
            <text:list-item>
              <text:p text:style-name="P3">@apply</text:p>
            </text:list-item>
            <text:list-item>
              <text:p text:style-name="P3">@media</text:p>
            </text:list-item>
          </text:list>
        </text:list-item>
        <text:list-item>
          <text:p text:style-name="P1"><text:span text:style-name="T1">Which of the following is the CSS property used to set how bold (or light or normal) the browser renders letters?</text:span></text:p>
          <text:list>
            <text:list-item>
              <text:p text:style-name="P3">Font-weight</text:p>
            </text:list-item>
            <text:list-item>
              <text:p text:style-name="P3">Text-weight</text:p>
            </text:list-item>
            <text:list-item>
              <text:p text:style-name="P3">Weight</text:p>
            </text:list-item>
            <text:list-item>
              <text:p text:style-name="P3">Boldness</text:p>
            </text:list-item>
          </text:list>
        </text:list-item>
        <text:list-item>
          <text:p text:style-name="P1"><text:soft-page-break/><text:span text:style-name="T1">From the reading, identify the two options that are relative units of measure defined by the CSS.</text:span> (<text:span text:style-name="T3">multi-select</text:span>)</text:p>
          <text:list>
            <text:list-item>
              <text:p text:style-name="P3">em</text:p>
            </text:list-item>
            <text:list-item>
              <text:p text:style-name="P3">cm</text:p>
            </text:list-item>
            <text:list-item>
              <text:p text:style-name="P3">in</text:p>
            </text:list-item>
            <text:list-item>
              <text:p text:style-name="P3">rem</text:p>
            </text:list-item>
          </text:list>
        </text:list-item>
        <text:list-item>
          <text:p text:style-name="P1"><text:span text:style-name="T1">Which of the following are valid values for the display property for CSS?</text:span> (<text:span text:style-name="T3">multi-select</text:span>)</text:p>
          <text:list>
            <text:list-item>
              <text:p text:style-name="P3">grid-layout</text:p>
            </text:list-item>
            <text:list-item>
              <text:p text:style-name="P3">flexbox</text:p>
            </text:list-item>
            <text:list-item>
              <text:p text:style-name="P3">sticky</text:p>
            </text:list-item>
            <text:list-item>
              <text:p text:style-name="P3">inline-block</text:p>
            </text:list-item>
            <text:list-item>
              <text:p text:style-name="P3">inline</text:p>
            </text:list-item>
            <text:list-item>
              <text:p text:style-name="P3">flex</text:p>
            </text:list-item>
            <text:list-item>
              <text:p text:style-name="P3">fixed</text:p>
            </text:list-item>
            <text:list-item>
              <text:p text:style-name="P3">block</text:p>
            </text:list-item>
            <text:list-item>
              <text:p text:style-name="P3">grid<text:line-break/><text:line-break/><text:line-break/></text:p>
            </text:list-item>
          </text:list>
        </text:list-item>
        <text:list-item>
          <text:p text:style-name="P1"><text:span text:style-name="T1">Which of the following are valid media types for a media query?</text:span></text:p>
          <text:list>
            <text:list-item>
              <text:p text:style-name="P3">float</text:p>
            </text:list-item>
            <text:list-item>
              <text:p text:style-name="P3">visible</text:p>
            </text:list-item>
            <text:list-item>
              <text:p text:style-name="P3">print</text:p>
            </text:list-item>
            <text:list-item>
              <text:p text:style-name="P3">screen</text:p>
            </text:list-item>
          </text:list>
        </text:list-item>
        <text:list-item>
          <text:p text:style-name="P1"><text:span text:style-name="T1">Which of the following suffixes can you use with margin, padding, and border to apply settings to a specific side of the element?</text:span> (<text:span text:style-name="T3">multi-select</text:span>)</text:p>
          <text:list>
            <text:list-item>
              <text:p text:style-name="P3"><text:soft-page-break/>-right, as in margin-right or padding-right</text:p>
            </text:list-item>
            <text:list-item>
              <text:p text:style-name="P3">-top, as in margin-top or border-top</text:p>
            </text:list-item>
            <text:list-item>
              <text:p text:style-name="P3">-inside, as in padding-inside or border-inside</text:p>
            </text:list-item>
            <text:list-item>
              <text:p text:style-name="P3">-upper, as in margin-upper or padding-upper</text:p>
            </text:list-item>
          </text:list>
        </text:list-item>
        <text:list-item>
          <text:p text:style-name="P1"><text:span text:style-name="T1">Which of the following are generic names for font families defined by the CSS standard? </text:span>(<text:span text:style-name="T3">multi-select</text:span>)</text:p>
          <text:list>
            <text:list-item>
              <text:p text:style-name="P3">comic </text:p>
            </text:list-item>
            <text:list-item>
              <text:p text:style-name="P3">typewriter</text:p>
            </text:list-item>
            <text:list-item>
              <text:p text:style-name="P3">serif</text:p>
            </text:list-item>
            <text:list-item>
              <text:p text:style-name="P3">sans-serif</text:p>
            </text:list-item>
            <text:list-item>
              <text:p text:style-name="P3">cursive</text:p>
            </text:list-item>
          </text:list>
        </text:list-item>
        <text:list-item>
          <text:p text:style-name="P1"><text:span text:style-name="T1">Which of the following will include a CSS files </text:span><text:span text:style-name="T4">main.css</text:span><text:span text:style-name="T1"> into an HTML file so the browser can apply the styles?</text:span></text:p>
          <text:list>
            <text:list-item>
              <text:p text:style-name="P3">&lt;link rel=”stylesheet” href=”main.css”&gt;</text:p>
            </text:list-item>
            <text:list-item>
              <text:p text:style-name="P3">&lt;link relation=”stylesheet” href=”main.css”&gt;</text:p>
            </text:list-item>
            <text:list-item>
              <text:p text:style-name="P3">&lt;link rel=”stylesheet” src=”main.css”&gt;</text:p>
            </text:list-item>
            <text:list-item>
              <text:p text:style-name="P3">&lt;link href=”main.css”&gt;</text:p>
            </text:list-item>
          </text:list>
        </text:list-item>
        <text:list-item>
          <text:p text:style-name="P1"><text:span text:style-name="T1">Which of the following options shows the CSS property used to set the background image for an HTML element?</text:span></text:p>
          <text:list>
            <text:list-item>
              <text:p text:style-name="P3">bkgrnd-img</text:p>
            </text:list-item>
            <text:list-item>
              <text:p text:style-name="P3">background-image</text:p>
            </text:list-item>
            <text:list-item>
              <text:p text:style-name="P3">backgroundImage</text:p>
            </text:list-item>
            <text:list-item>
              <text:p text:style-name="P3">background-img</text:p>
            </text:list-item>
          </text:list>
        </text:list-item>
        <text:list-item>
          <text:p text:style-name="P1"><text:span text:style-name="T1">From the reading, identify the two options that are absolute units of measurement defined by CSS. </text:span><text:s/>(<text:span text:style-name="T3">multi-select</text:span>)</text:p>
          <text:list>
            <text:list-item>
              <text:p text:style-name="P3"><text:soft-page-break/>px</text:p>
            </text:list-item>
            <text:list-item>
              <text:p text:style-name="P3">vw</text:p>
            </text:list-item>
            <text:list-item>
              <text:p text:style-name="P3">%</text:p>
            </text:list-item>
            <text:list-item>
              <text:p text:style-name="P3">pt</text:p>
            </text:list-item>
          </text:list>
        </text:list-item>
        <text:list-item>
          <text:p text:style-name="P1"><text:span text:style-name="T1">Select all of the options that CSS would interpret as the color solid black. </text:span>(<text:span text:style-name="T3">multi-select</text:span>)</text:p>
          <text:list>
            <text:list-item>
              <text:p text:style-name="P3">rgba(0, 0, 0, 1)</text:p>
            </text:list-item>
            <text:list-item>
              <text:p text:style-name="P3">rgb(0, 0, 0)</text:p>
            </text:list-item>
            <text:list-item>
              <text:p text:style-name="P3">#000000</text:p>
            </text:list-item>
            <text:list-item>
              <text:p text:style-name="P3">Black</text:p>
            </text:list-item>
          </text:list>
        </text:list-item>
      </text:list>
      <text:p text:style-name="Standard"/>
      <text:list xml:id="list161839162653689" text:continue-numbering="true" text:style-name="WWNum1">
        <text:list-item>
          <text:p text:style-name="P1"><text:span text:style-name="T1">When using the flex property on a child element in a flexible box container, what three parts can you specify to affect the way it is laid out?</text:span> (<text:span text:style-name="T3">multi-select</text:span>)</text:p>
          <text:list>
            <text:list-item>
              <text:p text:style-name="P3">The “shrink” portion which determines how much the element can shrink</text:p>
            </text:list-item>
            <text:list-item>
              <text:p text:style-name="P3">The “align” portion which dictates if it should align at the beginning or the end of the flow</text:p>
            </text:list-item>
            <text:list-item>
              <text:p text:style-name="P3">The “padding” portion which determines how much space to put between the elements</text:p>
            </text:list-item>
            <text:list-item>
              <text:p text:style-name="P3">The “grow” portion which determines how much available space it will take up</text:p>
            </text:list-item>
            <text:list-item>
              <text:p text:style-name="P3">The “basis” portion which is considered to be the default size of the element</text:p>
            </text:list-item>
          </text:list>
        </text:list-item>
        <text:list-item>
          <text:p text:style-name="P1"><text:span text:style-name="T1">When using the rgba() method of specifying a color for the browser to render, what is the alpha value that will the color totally transparent?</text:span></text:p>
          <text:list>
            <text:list-item>
              <text:p text:style-name="P3">1</text:p>
            </text:list-item>
            <text:list-item>
              <text:p text:style-name="P3">There is no way to make a color transparent in CSS using rgba()</text:p>
            </text:list-item>
            <text:list-item>
              <text:p text:style-name="P3">none</text:p>
            </text:list-item>
            <text:list-item>
              <text:p text:style-name="P3">0</text:p>
            </text:list-item>
          </text:list>
        </text:list-item>
        <text:list-item>
          <text:p text:style-name="P1"><text:soft-page-break/><text:span text:style-name="T1">Of the options listed, which one of the following has the highest level of specificity with regards to how CSS determines rule application?</text:span></text:p>
          <text:list>
            <text:list-item>
              <text:p text:style-name="P3">Rules that target an id</text:p>
            </text:list-item>
            <text:list-item>
              <text:p text:style-name="P3">Rules that target a pseudo-selector</text:p>
            </text:list-item>
            <text:list-item>
              <text:p text:style-name="P3">Rules that target a class</text:p>
            </text:list-item>
            <text:list-item>
              <text:p text:style-name="P3">Rules that target a tag name</text:p>
            </text:list-item>
          </text:list>
        </text:list-item>
        <text:list-item>
          <text:p text:style-name="P1"><text:span text:style-name="T1">Which one of the following HTML blocks contains an element that would be selected by div &gt; a[href]?</text:span></text:p>
          <text:list>
            <text:list-item>
              <text:p text:style-name="P3">&lt;div&gt;&lt;a href=”#”&gt;Link&lt;/a&gt;&lt;/div&gt;</text:p>
            </text:list-item>
            <text:list-item>
              <text:p text:style-name="P3">&lt;div&gt;&lt;a name=”link”&gt;Link&lt;/a&gt;&lt;/div&gt;</text:p>
            </text:list-item>
            <text:list-item>
              <text:p text:style-name="P3">&lt;a href=”#”&gt;&lt;div&gt;Link&lt;/div&gt;&lt;/a&gt;</text:p>
            </text:list-item>
            <text:list-item>
              <text:p text:style-name="P3">&lt;div&gt;&lt;p&gt;&lt;a name=”link”&gt;Link&lt;/a&gt;&lt;/p&gt;&lt;/div&gt;</text:p>
            </text:list-item>
          </text:list>
        </text:list-item>
        <text:list-item>
          <text:p text:style-name="P1"><text:span text:style-name="T1">What is the primary advantage of introducing the complexity of AJAX rather than relying on the older full-page request/response cycle?</text:span></text:p>
          <text:list>
            <text:list-item>
              <text:p text:style-name="P3">A faster version of HTTP, HTTP 3.0, that only AJAX-enabled applications can use.</text:p>
            </text:list-item>
            <text:list-item>
              <text:p text:style-name="P3">Using AJAX lets you use more advanced CSS to animate your user interface</text:p>
            </text:list-item>
            <text:list-item>
              <text:p text:style-name="P3">An improved user experience by receiving smaller response sizes to update just part of the parge</text:p>
            </text:list-item>
            <text:list-item>
              <text:p text:style-name="P3">The ability to use JavaScript in your application rather than relying on just boring HTML</text:p>
            </text:list-item>
          </text:list>
        </text:list-item>
        <text:list-item>
          <text:p text:style-name="P1"><text:span text:style-name="T1">When making an HTML element span rows in an element that uses the CSS Grid Layout, which of the following CSS properties can you use? </text:span>(<text:span text:style-name="T3">multi-select</text:span>)</text:p>
          <text:list>
            <text:list-item>
              <text:p text:style-name="P3">grid-row-begin</text:p>
            </text:list-item>
            <text:list-item>
              <text:p text:style-name="P3">grid-row-start</text:p>
            </text:list-item>
            <text:list-item>
              <text:p text:style-name="P3">grid-area-start</text:p>
            </text:list-item>
            <text:list-item>
              <text:p text:style-name="P3">grid-row-end</text:p>
            </text:list-item>
            <text:list-item>
              <text:p text:style-name="P3">grid-area-end</text:p>
            </text:list-item>
            <text:list-item>
              <text:p text:style-name="P3"><text:soft-page-break/>grid-row-finish</text:p>
            </text:list-item>
          </text:list>
        </text:list-item>
        <text:list-item>
          <text:p text:style-name="P1"><text:span text:style-name="T1">Which of the following is the CSS property used to set how large the browser renders letters?</text:span></text:p>
          <text:list>
            <text:list-item>
              <text:p text:style-name="P3">font-size</text:p>
            </text:list-item>
            <text:list-item>
              <text:p text:style-name="P3">size</text:p>
            </text:list-item>
            <text:list-item>
              <text:p text:style-name="P3">letter-size</text:p>
            </text:list-item>
          </text:list>
        </text:list-item>
        <text:list-item>
          <text:p text:style-name="P1"><text:span text:style-name="T1">Which of the following is the default value for the CSS position property for HTML elements?</text:span></text:p>
          <text:list>
            <text:list-item>
              <text:p text:style-name="P3">hidden</text:p>
            </text:list-item>
            <text:list-item>
              <text:p text:style-name="P3">block</text:p>
            </text:list-item>
            <text:list-item>
              <text:p text:style-name="P3">float</text:p>
            </text:list-item>
            <text:list-item>
              <text:p text:style-name="P3">static</text:p>
            </text:list-item>
          </text:list>
        </text:list-item>
        <text:list-item>
          <text:p text:style-name="P1"><text:span text:style-name="T1">Which two of the following CSS properties are used on a container in the Flexible Box model to specify how its children elements will be distributed?</text:span></text:p>
          <text:list>
            <text:list-item>
              <text:p text:style-name="P3">text-align</text:p>
            </text:list-item>
            <text:list-item>
              <text:p text:style-name="P3">flex</text:p>
            </text:list-item>
            <text:list-item>
              <text:p text:style-name="P3">align-items</text:p>
            </text:list-item>
            <text:list-item>
              <text:p text:style-name="P3">justify-content</text:p>
            </text:list-item>
          </text:list>
        </text:list-item>
        <text:list-item>
          <text:p text:style-name="P1"><text:span text:style-name="T1">Which of the following CSS selectors has the highest specificity?</text:span></text:p>
          <text:list>
            <text:list-item>
              <text:p text:style-name="P3">ul li a.selected</text:p>
            </text:list-item>
            <text:list-item>
              <text:p text:style-name="P3">* </text:p>
            </text:list-item>
            <text:list-item>
              <text:p text:style-name="P3">ul li a</text:p>
            </text:list-item>
            <text:list-item>
              <text:p text:style-name="P3">ul.nav li.selected</text:p>
            </text:list-item>
          </text:list>
        </text:list-item>
        <text:list-item>
          <text:p text:style-name="P1"><text:span text:style-name="T1">Which of the following CSS selectors would apply to all LI tags that do not have the “selected” class?</text:span></text:p>
          <text:list>
            <text:list-item>
              <text:p text:style-name="P3"><text:soft-page-break/>li:without(.selected)</text:p>
            </text:list-item>
            <text:list-item>
              <text:p text:style-name="P3">li:except(.selected)</text:p>
            </text:list-item>
            <text:list-item>
              <text:p text:style-name="P3">li:not(li.selected)</text:p>
            </text:list-item>
            <text:list-item>
              <text:p text:style-name="P3">li:not(.selected)</text:p>
            </text:list-item>
          </text:list>
        </text:list-item>
        <text:list-item>
          <text:p text:style-name="P1"><text:span text:style-name="T1">What does the acronym AJAX stand for?</text:span></text:p>
          <text:list>
            <text:list-item>
              <text:p text:style-name="P3">Asynchronous Javascript and XML</text:p>
            </text:list-item>
            <text:list-item>
              <text:p text:style-name="P3">Applying Javascript to Asynchronous XML</text:p>
            </text:list-item>
            <text:list-item>
              <text:p text:style-name="P3">Application Javascript Analyzing XML</text:p>
            </text:list-item>
            <text:list-item>
              <text:p text:style-name="P3">Asynchronous Java and XML</text:p>
            </text:list-item>
          </text:list>
        </text:list-item>
        <text:list-item>
          <text:p text:style-name="P1"><text:span text:style-name="T1">If you want to add four pixels of space between the content of an element and it’s border, what property would you set?</text:span></text:p>
          <text:list>
            <text:list-item>
              <text:p text:style-name="P3">padding</text:p>
            </text:list-item>
            <text:list-item>
              <text:p text:style-name="P3">margin</text:p>
            </text:list-item>
            <text:list-item>
              <text:p text:style-name="P3">display</text:p>
            </text:list-item>
            <text:list-item>
              <text:p text:style-name="P3">Broder-inset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161839718937882" text:continue-numbering="true" text:style-name="WWNum1">
        <text:list-item>
          <text:p text:style-name="P1"><text:span text:style-name="T1">Which of the following CSS pseudo-classes will be applied when someone has the pointing device over a targeted element?</text:span></text:p>
          <text:list>
            <text:list-item>
              <text:p text:style-name="P3">:over</text:p>
            </text:list-item>
            <text:list-item>
              <text:p text:style-name="P3">:mouseover</text:p>
            </text:list-item>
            <text:list-item>
              <text:p text:style-name="P3"><text:soft-page-break/>:in</text:p>
            </text:list-item>
            <text:list-item>
              <text:p text:style-name="P3">:hover</text:p>
            </text:list-item>
          </text:list>
        </text:list-item>
        <text:list-item>
          <text:p text:style-name="P1"><text:span text:style-name="T1">Which of the following HTML blocks contains an element that would be selected by div#main a.current?</text:span></text:p>
          <text:list>
            <text:list-item>
              <text:p text:style-name="P3">&lt;div class=”main”&gt;&lt;a class=”current” href=”#”&gt;Link&lt;/a&gt;&lt;/div&gt;</text:p>
            </text:list-item>
            <text:list-item>
              <text:p text:style-name="P3">&lt;div id=”main”&gt;&lt;a id=”current” href=”#”&gt;Link&lt;/a&gt;&lt;/div&gt;</text:p>
            </text:list-item>
            <text:list-item>
              <text:p text:style-name="P3">&lt;div class=”main”&gt;&lt;a id=”current” href=”#”&gt;Link&lt;/a&gt;&lt;/div&gt;</text:p>
            </text:list-item>
            <text:list-item>
              <text:p text:style-name="P3">&lt;div id=”main”&gt;&lt;a class=”current” href=”#”&gt;Link&lt;/a&gt;&lt;/div&gt;</text:p>
            </text:list-item>
          </text:list>
        </text:list-item>
      </text:list>
      <text:p text:style-name="Standard"/>
      <text:p text:style-name="Standard"/>
      <text:p text:style-name="P4">Answer key:</text:p>
      <text:list xml:id="list3177036764" text:style-name="WWNum2">
        <text:list-item>
          <text:p text:style-name="P2">C</text:p>
        </text:list-item>
        <text:list-item>
          <text:p text:style-name="P2">D</text:p>
        </text:list-item>
        <text:list-item>
          <text:p text:style-name="P2">A, b, c</text:p>
        </text:list-item>
        <text:list-item>
          <text:p text:style-name="P2">B, c, d</text:p>
        </text:list-item>
        <text:list-item>
          <text:p text:style-name="P2">D</text:p>
        </text:list-item>
        <text:list-item>
          <text:p text:style-name="P2">C</text:p>
        </text:list-item>
        <text:list-item>
          <text:p text:style-name="P2">B, c, d</text:p>
        </text:list-item>
        <text:list-item>
          <text:p text:style-name="P2">C</text:p>
        </text:list-item>
        <text:list-item>
          <text:p text:style-name="P2">A</text:p>
        </text:list-item>
        <text:list-item>
          <text:p text:style-name="P2">A</text:p>
        </text:list-item>
        <text:list-item>
          <text:p text:style-name="P2">A, d</text:p>
        </text:list-item>
        <text:list-item>
          <text:p text:style-name="P2">D, e, f, h, i</text:p>
        </text:list-item>
        <text:list-item>
          <text:p text:style-name="P2">C, d</text:p>
        </text:list-item>
        <text:list-item>
          <text:p text:style-name="P2">A, b</text:p>
        </text:list-item>
        <text:list-item>
          <text:p text:style-name="P2">C, d, e</text:p>
        </text:list-item>
        <text:list-item>
          <text:p text:style-name="P2">A</text:p>
        </text:list-item>
        <text:list-item>
          <text:p text:style-name="P2">B</text:p>
        </text:list-item>
        <text:list-item>
          <text:p text:style-name="P2">A, d</text:p>
        </text:list-item>
        <text:list-item>
          <text:p text:style-name="P2">A, b, c, d</text:p>
        </text:list-item>
        <text:list-item>
          <text:p text:style-name="P2">A, d, e</text:p>
        </text:list-item>
        <text:list-item>
          <text:p text:style-name="P2"><text:soft-page-break/>D</text:p>
        </text:list-item>
        <text:list-item>
          <text:p text:style-name="P2">A</text:p>
        </text:list-item>
        <text:list-item>
          <text:p text:style-name="P2">A</text:p>
        </text:list-item>
        <text:list-item>
          <text:p text:style-name="P2">C</text:p>
        </text:list-item>
        <text:list-item>
          <text:p text:style-name="P2">B, d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C, d</text:p>
        </text:list-item>
        <text:list-item>
          <text:p text:style-name="P2">D</text:p>
        </text:list-item>
        <text:list-item>
          <text:p text:style-name="P2">D</text:p>
        </text:list-item>
        <text:list-item>
          <text:p text:style-name="P2">A</text:p>
        </text:list-item>
        <text:list-item>
          <text:p text:style-name="P2">A</text:p>
        </text:list-item>
        <text:list-item>
          <text:p text:style-name="P2">D</text:p>
        </text:list-item>
        <text:list-item>
          <text:p text:style-name="P2">d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14" meta:word-count="1288" meta:character-count="7031" meta:non-whitespace-character-count="6164"/>
    <meta:generator>LibreOfficeDev/6.0.5.2$Linux_X86_64 LibreOffice_project/</meta:generator>
  </office:meta>
</office:document-meta>
</file>